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20pt" fo:font-style="italic" style:text-underline-style="none" fo:font-weight="bold" officeooo:rsid="001cab6c" officeooo:paragraph-rsid="001cab6c" style:font-size-asian="17.5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end" style:justify-single-word="false"/>
      <style:text-properties fo:color="#ed4c05" fo:font-size="20pt" fo:font-style="italic" style:text-underline-style="none" fo:font-weight="bold" officeooo:rsid="001cab6c" officeooo:paragraph-rsid="001cab6c" style:font-size-asian="17.5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6pt" fo:font-style="normal" style:text-underline-style="none" fo:font-weight="bold" officeooo:rsid="001cab6c" officeooo:paragraph-rsid="001cab6c" style:font-size-asian="22.75pt" style:font-style-asian="normal" style:font-weight-asian="bold" style:font-size-complex="26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6pt" fo:font-style="normal" style:text-underline-style="solid" style:text-underline-width="auto" style:text-underline-color="font-color" fo:font-weight="bold" officeooo:rsid="001cab6c" officeooo:paragraph-rsid="001cab6c" style:font-size-asian="22.75pt" style:font-style-asian="normal" style:font-weight-asian="bold" style:font-size-complex="26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cab6c"/>
    </style:style>
    <style:style style:name="P6" style:family="paragraph" style:parent-style-name="Standard">
      <style:paragraph-properties fo:text-align="start" style:justify-single-word="false"/>
      <style:text-properties officeooo:paragraph-rsid="001e95d2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cab6c" officeooo:paragraph-rsid="001cab6c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cab6c" officeooo:paragraph-rsid="001e95d2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cab6c" officeooo:paragraph-rsid="002289c2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e95d2" officeooo:paragraph-rsid="001e95d2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cab6c" officeooo:paragraph-rsid="001cab6c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e95d2" officeooo:paragraph-rsid="001e95d2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2acfdc" officeooo:paragraph-rsid="002acfdc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2acfdc" officeooo:paragraph-rsid="002c19b5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cab6c" officeooo:paragraph-rsid="001cab6c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e95d2" officeooo:paragraph-rsid="001e95d2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22222" fo:font-size="14pt" fo:letter-spacing="normal" fo:font-style="normal" style:text-underline-style="none" fo:font-weight="normal" officeooo:rsid="001e95d2" officeooo:paragraph-rsid="001e95d2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22222" fo:font-size="26pt" fo:letter-spacing="normal" fo:font-style="normal" style:text-underline-style="solid" style:text-underline-width="auto" style:text-underline-color="font-color" fo:font-weight="bold" officeooo:rsid="001cab6c" officeooo:paragraph-rsid="0027d4b5" style:font-size-asian="26pt" style:font-style-asian="normal" style:font-weight-asian="bold" style:font-size-complex="26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5b277d" fo:font-size="48pt" style:text-underline-style="solid" style:text-underline-width="auto" style:text-underline-color="font-color" fo:font-weight="bold" officeooo:rsid="001cab6c" officeooo:paragraph-rsid="001cab6c" style:font-size-asian="48pt" style:font-weight-asian="bold" style:font-size-complex="48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cab6c" officeooo:paragraph-rsid="001cab6c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cab6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ab6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c19b5" style:font-weight-asian="normal" style:font-weight-complex="normal"/>
    </style:style>
    <style:style style:name="T6" style:family="text">
      <style:text-properties fo:font-size="14pt" fo:font-style="normal" style:text-underline-style="none" fo:font-weight="normal" officeooo:rsid="001cab6c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style:text-underline-style="none" fo:font-weight="normal" officeooo:rsid="001e95d2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style:text-underline-style="none" fo:font-weight="bold" officeooo:rsid="001cab6c" style:font-size-asian="12.25pt" style:font-style-asian="normal" style:font-weight-asian="bold" style:font-size-complex="14pt" style:font-style-complex="normal" style:font-weight-complex="bold"/>
    </style:style>
    <style:style style:name="T9" style:family="text">
      <style:text-properties fo:font-size="14pt" fo:font-style="normal" style:text-underline-style="none" fo:font-weight="bold" officeooo:rsid="002289c2" style:font-size-asian="12.25pt" style:font-style-asian="normal" style:font-weight-asian="bold" style:font-size-complex="14pt" style:font-style-complex="normal" style:font-weight-complex="bold"/>
    </style:style>
    <style:style style:name="T10" style:family="text">
      <style:text-properties fo:font-variant="normal" fo:text-transform="none" fo:color="#222222" fo:letter-spacing="normal" fo:font-weight="normal" style:font-weight-asian="normal" style:font-weight-complex="normal"/>
    </style:style>
    <style:style style:name="T11" style:family="text">
      <style:text-properties fo:font-variant="normal" fo:text-transform="none" fo:color="#222222" fo:font-size="14pt" fo:letter-spacing="normal" fo:font-style="normal" style:text-underline-style="none" fo:font-weight="normal" officeooo:rsid="001e95d2" style:font-size-asian="12.25pt" style:font-style-asian="normal" style:font-weight-asian="normal" style:font-size-complex="14pt" style:font-style-complex="normal" style:font-weight-complex="normal"/>
    </style:style>
    <style:style style:name="T12" style:family="text">
      <style:text-properties officeooo:rsid="002289c2"/>
    </style:style>
    <style:style style:name="T13" style:family="text">
      <style:text-properties style:font-name="Liberation Sans1"/>
    </style:style>
    <style:style style:name="T14" style:family="text">
      <style:text-properties style:font-name="Liberation Sans1" officeooo:rsid="0027d4b5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officeooo:rsid="002c19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Ex: 9 NF &amp; ER MODELLING</text:p>
      <text:p text:style-name="P2">-S. Vishakan CSE – C 18 5001 196</text:p>
      <text:p text:style-name="P1"/>
      <text:p text:style-name="P3"/>
      <text:p text:style-name="P4">9A: Normal Forms</text:p>
      <text:p text:style-name="P3"/>
      <text:p text:style-name="P5"><text:span text:style-name="T6">The Primary Keys of the given </text:span><text:span text:style-name="T9">COMPANY</text:span><text:span text:style-name="T6"> Schema was found to be </text:span><text:span text:style-name="T8">empid &amp; pno</text:span><text:span text:style-name="T6"> from the given functional dependencies.</text:span></text:p>
      <text:p text:style-name="P7"/>
      <text:p text:style-name="P7">{empid, pno}+<text:tab/>:<text:tab/>{empid, name, address, bdate, sex, salary, dno, dname, mgr_id, pno, pname, pdno, hrs}</text:p>
      <text:p text:style-name="P7"><text:tab/><text:tab/><text:tab/><text:tab/>The closure of {empid, pno} contains all the attributes of the relation.</text:p>
      <text:p text:style-name="P7"/>
      <text:p text:style-name="P15">Functional Dependencies</text:p>
      <text:p text:style-name="P11"/>
      <text:p text:style-name="P7"><text:span text:style-name="T2">FD1 : </text:span>empid -&gt; name, address, bdate, sex, salary, dno</text:p>
      <text:p text:style-name="P7"><text:span text:style-name="T2">FD2 : </text:span>dno -&gt; dname, mgr_id</text:p>
      <text:p text:style-name="P7"><text:span text:style-name="T2">FD3 : </text:span>pno -&gt; pname, pdno</text:p>
      <text:p text:style-name="P7"><text:span text:style-name="T2">FD4 : </text:span>empid, pno -&gt; hrs</text:p>
      <text:p text:style-name="P7"/>
      <text:p text:style-name="P15">1NF Normalization</text:p>
      <text:p text:style-name="P7"/>
      <text:p text:style-name="P7">The relations are already in 1NF form as there are no multi-valued attributes or composite attributes.</text:p>
      <text:p text:style-name="P7"/>
      <text:p text:style-name="P7"/>
      <text:p text:style-name="P7">COMPANY(empid, name, address, bdate, sex, salary, dno, dname, mgr_id, pno, pname, pdno, hrs)</text:p>
      <text:p text:style-name="P15"><text:soft-page-break/>2NF Normalization</text:p>
      <text:p text:style-name="P7"/>
      <text:p text:style-name="P7">Since the attributes pname, pdno are non-key attributes that are not dependent upon empid and the attributes name, address, bdate, sex, salary, dno, dname, mgr_id are not dependent upon pno, we split them into 2 relations <text:span text:style-name="T2">EMPLOYEES</text:span> and <text:span text:style-name="T2">PROJECT</text:span>, with <text:span text:style-name="T2">pno</text:span> and <text:span text:style-name="T2">empid</text:span> their respective key attributes, <text:span text:style-name="T12">since they violate the 2NF rule of non-prime attributes being fully functionally dependent upon all the prime attributes.</text:span></text:p>
      <text:p text:style-name="P7"/>
      <text:p text:style-name="P9">Also, the hrs attribute is completely dependent upon the key attributes, those 3 attributes comprise another relation namely <text:span text:style-name="T2">PROGRESS</text:span>, with the <text:span text:style-name="T2">empid and pno</text:span> being the key attributes. <text:span text:style-name="T2">Empid</text:span> and <text:span text:style-name="T2">pno</text:span> are also foreign keys <text:span text:style-name="T12">here</text:span> which are referenced from the <text:span text:style-name="T2">EMPLOYEES</text:span> and <text:span text:style-name="T2">PROJECT</text:span> relations.</text:p>
      <text:p text:style-name="P7"><text:tab/><text:tab/><text:tab/><text:tab/><text:tab/><text:tab/>Now, the relations are in 2NF.</text:p>
      <text:p text:style-name="P7"/>
      <text:p text:style-name="P7">EMPLOYEES<text:tab/>(empid, name, address, bdate, sex, salary, dno, dname, mgr_id)</text:p>
      <text:p text:style-name="P7">PROJECT<text:tab/><text:tab/>(pno, pname, pdno)</text:p>
      <text:p text:style-name="P7">PROGRESS<text:tab/><text:tab/>(empid, pno, hrs)</text:p>
      <text:p text:style-name="P7"/>
      <text:p text:style-name="P15">3NF Normalization</text:p>
      <text:p text:style-name="P7"/>
      <text:p text:style-name="P7">Since dname, mgr_id of <text:span text:style-name="T2">EMPLOYEES</text:span> relation are transitively dependent upon empid through dno, they have to be broken down into <text:span text:style-name="T2">EMPLOYEES </text:span>and <text:span text:style-name="T2">DEPARTMENTS </text:span>respectively, as 3NF disallows transitive dependency. <text:span text:style-name="T2">Dno</text:span> is also referenced as a foreign key in <text:span text:style-name="T2">EMPLOYEES</text:span> relation from the <text:span text:style-name="T2">DEPARTMENTS</text:span> relation where it is a key attribute.</text:p>
      <text:p text:style-name="P7"><text:tab/><text:tab/><text:tab/><text:tab/><text:tab/><text:tab/>Now, the relations are in 3NF.</text:p>
      <text:p text:style-name="P7"/>
      <text:p text:style-name="P7">EMPLOYEES<text:tab/>(empid, name, address, bdate, sex, salary, dno)</text:p>
      <text:p text:style-name="P7">DEPARTMENTS<text:tab/>(dno, dname, mgr_id)</text:p>
      <text:p text:style-name="P7">PROJECT<text:tab/><text:tab/>(pno, pname, pdno)</text:p>
      <text:p text:style-name="P7">PROGRESS<text:tab/><text:tab/>(empid, pno, hrs)</text:p>
      <text:p text:style-name="P7"/>
      <text:p text:style-name="P10">The <text:span text:style-name="T15">Lossless Join</text:span><text:span text:style-name="T2"> </text:span>property has been verified in the <text:span text:style-name="T2">SQL Spool File.</text:span></text:p>
      <text:p text:style-name="P16"><text:soft-page-break/><text:span text:style-name="T2">Proving Preservation of FDs</text:span>:</text:p>
      <text:p text:style-name="P10"/>
      <text:p text:style-name="P10">Initially we have,</text:p>
      <text:p text:style-name="P10"/>
      <text:p text:style-name="P8"><text:span text:style-name="T2">FD1 : </text:span>empid -&gt; name, address, bdate, sex, salary, dno</text:p>
      <text:p text:style-name="P8"><text:span text:style-name="T2">FD2 : </text:span>dno -&gt; dname, mgr_id</text:p>
      <text:p text:style-name="P8"><text:span text:style-name="T2">FD3 : </text:span>pno -&gt; pname, pdno</text:p>
      <text:p text:style-name="P10"><text:span text:style-name="T3">FD4 : </text:span><text:span text:style-name="T1">empid, pno -&gt; hrs</text:span> </text:p>
      <text:p text:style-name="P10"/>
      <text:p text:style-name="P10"><text:tab/><text:tab/><text:tab/><text:tab/><text:tab/>F = {FD1, FD2, FD3, FD4}</text:p>
      <text:p text:style-name="P10"/>
      <text:p text:style-name="P10">After decomposition to 3NF,</text:p>
      <text:p text:style-name="P10"/>
      <text:p text:style-name="P12">FD1 <text:span text:style-name="T4">is preserved in the </text:span>EMPLOYEES <text:span text:style-name="T4">relation. F1 = {FD1}</text:span></text:p>
      <text:p text:style-name="P13"><text:span text:style-name="T4"><text:tab/><text:tab/></text:span><text:span text:style-name="T5">In </text:span><text:span text:style-name="T16">EMPLOYEES</text:span><text:span text:style-name="T5">, </text:span><text:span text:style-name="T4">Closure of {empid}+<text:tab/><text:tab/>: {empid, name, address, bdate, sex, salary, dno}</text:span></text:p>
      <text:p text:style-name="P12">FD2 <text:span text:style-name="T4">is preserved in the </text:span>DEPARTMENTS <text:span text:style-name="T4">relation. F2 = {FD2}</text:span></text:p>
      <text:p text:style-name="P14"><text:span text:style-name="T4"><text:tab/><text:tab/></text:span><text:span text:style-name="T5">In </text:span><text:span text:style-name="T16">DEPARTMENTS</text:span><text:span text:style-name="T5">, </text:span><text:span text:style-name="T4">Closure of {dno}+<text:tab/><text:tab/>: {dno, dname, mgr_id}</text:span></text:p>
      <text:p text:style-name="P12">FD3<text:span text:style-name="T4"> is preserved in the </text:span>PROJECT <text:span text:style-name="T4">relation. F3 = {FD3}</text:span></text:p>
      <text:p text:style-name="P14"><text:span text:style-name="T4"><text:tab/><text:tab/></text:span><text:span text:style-name="T5">In</text:span><text:span text:style-name="T16"> PROJECT</text:span><text:span text:style-name="T5">, </text:span><text:span text:style-name="T4">Closure of {pno}+<text:tab/><text:tab/><text:tab/>: {pno, pname, pdno}</text:span></text:p>
      <text:p text:style-name="P12">FD4 <text:span text:style-name="T4">is preserved in the </text:span>PROGRESS<text:span text:style-name="T4"> relation. F4 = {FD4}</text:span></text:p>
      <text:p text:style-name="P13"><text:span text:style-name="T4"><text:tab/><text:tab/></text:span><text:span text:style-name="T5">In </text:span><text:span text:style-name="T16">PROGRESS</text:span><text:span text:style-name="T5">, </text:span><text:span text:style-name="T4">Closure of {empid, pno}+<text:tab/><text:tab/>: {empid, pno, hrs}</text:span></text:p>
      <text:p text:style-name="P10"/>
      <text:p text:style-name="P6"><text:span text:style-name="T7"><text:tab/><text:tab/><text:tab/><text:tab/>F1 </text:span><text:span text:style-name="T10">⋃</text:span><text:span text:style-name="T11"> F2 ⋃ F3 ⋃ F4 = {FD1, FD2, FD3, FD4} = F</text:span></text:p>
      <text:p text:style-name="P17">Thus, functional dependencies are preserved across the different relations even after decomposition.</text:p>
      <text:p text:style-name="P17"/>
      <text:p text:style-name="P17"/>
      <text:p text:style-name="P17"/>
      <text:p text:style-name="P18"><text:span text:style-name="T13">9</text:span><text:span text:style-name="T14">B</text:span><text:span text:style-name="T13">: </text:span><text:span text:style-name="T14">ER Model and ER to Relational Mapp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30T02:22:22.265834954</meta:creation-date>
    <dc:date>2020-04-30T15:41:06.638161228</dc:date>
    <meta:editing-duration>PT36M22S</meta:editing-duration>
    <meta:editing-cycles>14</meta:editing-cycles>
    <meta:generator>LibreOffice/6.4.2.2$Linux_X86_64 LibreOffice_project/40$Build-2</meta:generator>
    <meta:document-statistic meta:table-count="0" meta:image-count="0" meta:object-count="0" meta:page-count="3" meta:paragraph-count="48" meta:word-count="511" meta:character-count="3085" meta:non-whitespace-character-count="2578"/>
  </office:meta>
</office:document-meta>
</file>